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902in" svg:height="6.6945in" svg:x="0.7756in" svg:y="6.2701in">
            <draw:object draw:notify-on-update-of-ranges="Sheet1.C4:Sheet1.C27 Sheet1.C3:Sheet1.C3 Sheet1.B4:Sheet1.B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Lambda gen is pushing current thru 19x wraps on OEM current senso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Lambda</text:p>
            <text:p>Current</text:p>
          </table:table-cell>
          <table:table-cell office:value-type="string" calcext:value-type="string">
            <text:p>Spoofed</text:p>
            <text:p>Current</text:p>
          </table:table-cell>
          <table:table-cell office:value-type="string" calcext:value-type="string">
            <text:p>Arduino ADC</text:p>
            <text:p>Result</text:p>
          </table:table-cell>
          <table:table-cell office:value-type="string" calcext:value-type="string">
            <text:p>floating point</text:p>
          </table:table-cell>
          <table:table-cell office:value-type="string" calcext:value-type="string">
            <text:p>floating point</text:p>
            <text:p>error (A)</text:p>
          </table:table-cell>
          <table:table-cell office:value-type="string" calcext:value-type="string">
            <text:p>fixed point</text:p>
          </table:table-cell>
          <table:table-cell office:value-type="string" calcext:value-type="string">
            <text:p>fixed point</text:p>
            <text:p>error (A)</text:p>
          </table:table-cell>
        </table:table-row>
        <table:table-row table:style-name="ro1">
          <table:table-cell office:value-type="float" office:value="7.5" calcext:value-type="float">
            <office:annotation draw:style-name="gr2" draw:text-style-name="P3" svg:width="1.1413in" svg:height="0.7083in" svg:x="1.1248in" svg:y="0.1016in" draw:caption-point-x="-0.2402in" draw:caption-point-y="0.5945in">
              <dc:date>2021-11-05T00:00:00</dc:date>
              <text:p text:style-name="P2"><text:span text:style-name="T1">Assist</text:span></text:p>
            </office:annotation>
            <text:p>7.5</text:p>
          </table:table-cell>
          <table:table-cell table:formula="of:=[.A4]*19" office:value-type="float" office:value="142.5" calcext:value-type="float">
            <text:p>142.5</text:p>
          </table:table-cell>
          <table:table-cell office:value-type="float" office:value="991" calcext:value-type="float">
            <text:p>991</text:p>
          </table:table-cell>
          <table:table-cell table:formula="of:=[.C4]*0.21525-71" office:value-type="float" office:value="142.31275" calcext:value-type="float">
            <text:p>142.3</text:p>
          </table:table-cell>
          <table:table-cell table:formula="of:=[.B4]-[.D4]" office:value-type="float" office:value="0.187250000000006" calcext:value-type="float">
            <text:p>0.19</text:p>
          </table:table-cell>
          <table:table-cell table:formula="of:=[.C4]*55/(2^8)-71" office:value-type="float" office:value="141.91015625" calcext:value-type="float">
            <text:p>141.9</text:p>
          </table:table-cell>
          <table:table-cell table:formula="of:=[.B4]-[.F4]" office:value-type="float" office:value="0.58984375" calcext:value-type="float">
            <text:p>0.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5]*19" office:value-type="float" office:value="133" calcext:value-type="float">
            <text:p>133</text:p>
          </table:table-cell>
          <table:table-cell office:value-type="float" office:value="948" calcext:value-type="float">
            <text:p>948</text:p>
          </table:table-cell>
          <table:table-cell table:formula="of:=[.C5]*0.21525-71" office:value-type="float" office:value="133.057" calcext:value-type="float">
            <text:p>133.1</text:p>
          </table:table-cell>
          <table:table-cell table:formula="of:=[.B5]-[.D5]" office:value-type="float" office:value="-0.056999999999988" calcext:value-type="float">
            <text:p>-0.06</text:p>
          </table:table-cell>
          <table:table-cell table:formula="of:=[.C5]*55/(2^8)-71" office:value-type="float" office:value="132.671875" calcext:value-type="float">
            <text:p>132.7</text:p>
          </table:table-cell>
          <table:table-cell table:formula="of:=[.B5]-[.F5]" office:value-type="float" office:value="0.328125" calcext:value-type="float">
            <text:p>0.3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[.A6]*19" office:value-type="float" office:value="123.5" calcext:value-type="float">
            <text:p>123.5</text:p>
          </table:table-cell>
          <table:table-cell office:value-type="float" office:value="904" calcext:value-type="float">
            <text:p>904</text:p>
          </table:table-cell>
          <table:table-cell table:formula="of:=[.C6]*0.21525-71" office:value-type="float" office:value="123.586" calcext:value-type="float">
            <text:p>123.6</text:p>
          </table:table-cell>
          <table:table-cell table:formula="of:=[.B6]-[.D6]" office:value-type="float" office:value="-0.0859999999999843" calcext:value-type="float">
            <text:p>-0.09</text:p>
          </table:table-cell>
          <table:table-cell table:formula="of:=[.C6]*55/(2^8)-71" office:value-type="float" office:value="123.21875" calcext:value-type="float">
            <text:p>123.2</text:p>
          </table:table-cell>
          <table:table-cell table:formula="of:=[.B6]-[.F6]" office:value-type="float" office:value="0.28125" calcext:value-type="float">
            <text:p>0.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*19" office:value-type="float" office:value="114" calcext:value-type="float">
            <text:p>114</text:p>
          </table:table-cell>
          <table:table-cell office:value-type="float" office:value="860" calcext:value-type="float">
            <text:p>860</text:p>
          </table:table-cell>
          <table:table-cell table:formula="of:=[.C7]*0.21525-71" office:value-type="float" office:value="114.115" calcext:value-type="float">
            <text:p>114.1</text:p>
          </table:table-cell>
          <table:table-cell table:formula="of:=[.B7]-[.D7]" office:value-type="float" office:value="-0.115000000000009" calcext:value-type="float">
            <text:p>-0.12</text:p>
          </table:table-cell>
          <table:table-cell table:formula="of:=[.C7]*55/(2^8)-71" office:value-type="float" office:value="113.765625" calcext:value-type="float">
            <text:p>113.8</text:p>
          </table:table-cell>
          <table:table-cell table:formula="of:=[.B7]-[.F7]" office:value-type="float" office:value="0.234375" calcext:value-type="float">
            <text:p>0.2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[.A8]*19" office:value-type="float" office:value="104.5" calcext:value-type="float">
            <text:p>104.5</text:p>
          </table:table-cell>
          <table:table-cell office:value-type="float" office:value="816" calcext:value-type="float">
            <text:p>816</text:p>
          </table:table-cell>
          <table:table-cell table:formula="of:=[.C8]*0.21525-71" office:value-type="float" office:value="104.644" calcext:value-type="float">
            <text:p>104.6</text:p>
          </table:table-cell>
          <table:table-cell table:formula="of:=[.B8]-[.D8]" office:value-type="float" office:value="-0.144000000000005" calcext:value-type="float">
            <text:p>-0.14</text:p>
          </table:table-cell>
          <table:table-cell table:formula="of:=[.C8]*55/(2^8)-71" office:value-type="float" office:value="104.3125" calcext:value-type="float">
            <text:p>104.3</text:p>
          </table:table-cell>
          <table:table-cell table:formula="of:=[.B8]-[.F8]" office:value-type="float" office:value="0.1875" calcext:value-type="float">
            <text:p>0.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9]*19" office:value-type="float" office:value="95" calcext:value-type="float">
            <text:p>95</text:p>
          </table:table-cell>
          <table:table-cell office:value-type="float" office:value="771" calcext:value-type="float">
            <text:p>771</text:p>
          </table:table-cell>
          <table:table-cell table:formula="of:=[.C9]*0.21525-71" office:value-type="float" office:value="94.95775" calcext:value-type="float">
            <text:p>95.0</text:p>
          </table:table-cell>
          <table:table-cell table:formula="of:=[.B9]-[.D9]" office:value-type="float" office:value="0.0422499999999957" calcext:value-type="float">
            <text:p>0.04</text:p>
          </table:table-cell>
          <table:table-cell table:formula="of:=[.C9]*55/(2^8)-71" office:value-type="float" office:value="94.64453125" calcext:value-type="float">
            <text:p>94.6</text:p>
          </table:table-cell>
          <table:table-cell table:formula="of:=[.B9]-[.F9]" office:value-type="float" office:value="0.35546875" calcext:value-type="float">
            <text:p>0.3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A10]*19" office:value-type="float" office:value="85.5" calcext:value-type="float">
            <text:p>85.5</text:p>
          </table:table-cell>
          <table:table-cell office:value-type="float" office:value="728" calcext:value-type="float">
            <text:p>728</text:p>
          </table:table-cell>
          <table:table-cell table:formula="of:=[.C10]*0.21525-71" office:value-type="float" office:value="85.702" calcext:value-type="float">
            <text:p>85.7</text:p>
          </table:table-cell>
          <table:table-cell table:formula="of:=[.B10]-[.D10]" office:value-type="float" office:value="-0.201999999999998" calcext:value-type="float">
            <text:p>-0.20</text:p>
          </table:table-cell>
          <table:table-cell table:formula="of:=[.C10]*55/(2^8)-71" office:value-type="float" office:value="85.40625" calcext:value-type="float">
            <text:p>85.4</text:p>
          </table:table-cell>
          <table:table-cell table:formula="of:=[.B10]-[.F10]" office:value-type="float" office:value="0.09375" calcext:value-type="float">
            <text:p>0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1]*19" office:value-type="float" office:value="76" calcext:value-type="float">
            <text:p>76</text:p>
          </table:table-cell>
          <table:table-cell office:value-type="float" office:value="683" calcext:value-type="float">
            <text:p>683</text:p>
          </table:table-cell>
          <table:table-cell table:formula="of:=[.C11]*0.21525-71" office:value-type="float" office:value="76.01575" calcext:value-type="float">
            <text:p>76.0</text:p>
          </table:table-cell>
          <table:table-cell table:formula="of:=[.B11]-[.D11]" office:value-type="float" office:value="-0.015749999999997" calcext:value-type="float">
            <text:p>-0.02</text:p>
          </table:table-cell>
          <table:table-cell table:formula="of:=[.C11]*55/(2^8)-71" office:value-type="float" office:value="75.73828125" calcext:value-type="float">
            <text:p>75.7</text:p>
          </table:table-cell>
          <table:table-cell table:formula="of:=[.B11]-[.F11]" office:value-type="float" office:value="0.26171875" calcext:value-type="float">
            <text:p>0.2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A12]*19" office:value-type="float" office:value="66.5" calcext:value-type="float">
            <text:p>66.5</text:p>
          </table:table-cell>
          <table:table-cell office:value-type="float" office:value="639" calcext:value-type="float">
            <text:p>639</text:p>
          </table:table-cell>
          <table:table-cell table:formula="of:=[.C12]*0.21525-71" office:value-type="float" office:value="66.54475" calcext:value-type="float">
            <text:p>66.5</text:p>
          </table:table-cell>
          <table:table-cell table:formula="of:=[.B12]-[.D12]" office:value-type="float" office:value="-0.0447499999999934" calcext:value-type="float">
            <text:p>-0.04</text:p>
          </table:table-cell>
          <table:table-cell table:formula="of:=[.C12]*55/(2^8)-71" office:value-type="float" office:value="66.28515625" calcext:value-type="float">
            <text:p>66.3</text:p>
          </table:table-cell>
          <table:table-cell table:formula="of:=[.B12]-[.F12]" office:value-type="float" office:value="0.21484375" calcext:value-type="float">
            <text:p>0.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3]*19" office:value-type="float" office:value="57" calcext:value-type="float">
            <text:p>57</text:p>
          </table:table-cell>
          <table:table-cell office:value-type="float" office:value="595" calcext:value-type="float">
            <text:p>595</text:p>
          </table:table-cell>
          <table:table-cell table:formula="of:=[.C13]*0.21525-71" office:value-type="float" office:value="57.07375" calcext:value-type="float">
            <text:p>57.1</text:p>
          </table:table-cell>
          <table:table-cell table:formula="of:=[.B13]-[.D13]" office:value-type="float" office:value="-0.0737499999999898" calcext:value-type="float">
            <text:p>-0.07</text:p>
          </table:table-cell>
          <table:table-cell table:formula="of:=[.C13]*55/(2^8)-71" office:value-type="float" office:value="56.83203125" calcext:value-type="float">
            <text:p>56.8</text:p>
          </table:table-cell>
          <table:table-cell table:formula="of:=[.B13]-[.F13]" office:value-type="float" office:value="0.16796875" calcext:value-type="float">
            <text:p>0.1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A14]*19" office:value-type="float" office:value="47.5" calcext:value-type="float">
            <text:p>47.5</text:p>
          </table:table-cell>
          <table:table-cell office:value-type="float" office:value="550" calcext:value-type="float">
            <text:p>550</text:p>
          </table:table-cell>
          <table:table-cell table:formula="of:=[.C14]*0.21525-71" office:value-type="float" office:value="47.3875" calcext:value-type="float">
            <text:p>47.4</text:p>
          </table:table-cell>
          <table:table-cell table:formula="of:=[.B14]-[.D14]" office:value-type="float" office:value="0.112499999999997" calcext:value-type="float">
            <text:p>0.11</text:p>
          </table:table-cell>
          <table:table-cell table:formula="of:=[.C14]*55/(2^8)-71" office:value-type="float" office:value="47.1640625" calcext:value-type="float">
            <text:p>47.2</text:p>
          </table:table-cell>
          <table:table-cell table:formula="of:=[.B14]-[.F14]" office:value-type="float" office:value="0.3359375" calcext:value-type="float">
            <text:p>0.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]*19" office:value-type="float" office:value="38" calcext:value-type="float">
            <text:p>38</text:p>
          </table:table-cell>
          <table:table-cell office:value-type="float" office:value="506" calcext:value-type="float">
            <text:p>506</text:p>
          </table:table-cell>
          <table:table-cell table:formula="of:=[.C15]*0.21525-71" office:value-type="float" office:value="37.9165" calcext:value-type="float">
            <text:p>37.9</text:p>
          </table:table-cell>
          <table:table-cell table:formula="of:=[.B15]-[.D15]" office:value-type="float" office:value="0.0835000000000008" calcext:value-type="float">
            <text:p>0.08</text:p>
          </table:table-cell>
          <table:table-cell table:formula="of:=[.C15]*55/(2^8)-71" office:value-type="float" office:value="37.7109375" calcext:value-type="float">
            <text:p>37.7</text:p>
          </table:table-cell>
          <table:table-cell table:formula="of:=[.B15]-[.F15]" office:value-type="float" office:value="0.2890625" calcext:value-type="float">
            <text:p>0.2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A16]*19" office:value-type="float" office:value="28.5" calcext:value-type="float">
            <text:p>28.5</text:p>
          </table:table-cell>
          <table:table-cell office:value-type="float" office:value="462" calcext:value-type="float">
            <text:p>462</text:p>
          </table:table-cell>
          <table:table-cell table:formula="of:=[.C16]*0.21525-71" office:value-type="float" office:value="28.4455" calcext:value-type="float">
            <text:p>28.4</text:p>
          </table:table-cell>
          <table:table-cell table:formula="of:=[.B16]-[.D16]" office:value-type="float" office:value="0.0545000000000044" calcext:value-type="float">
            <text:p>0.05</text:p>
          </table:table-cell>
          <table:table-cell table:formula="of:=[.C16]*55/(2^8)-71" office:value-type="float" office:value="28.2578125" calcext:value-type="float">
            <text:p>28.3</text:p>
          </table:table-cell>
          <table:table-cell table:formula="of:=[.B16]-[.F16]" office:value-type="float" office:value="0.2421875" calcext:value-type="float">
            <text:p>0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]*19" office:value-type="float" office:value="19" calcext:value-type="float">
            <text:p>19</text:p>
          </table:table-cell>
          <table:table-cell office:value-type="float" office:value="417" calcext:value-type="float">
            <text:p>417</text:p>
          </table:table-cell>
          <table:table-cell table:formula="of:=[.C17]*0.21525-71" office:value-type="float" office:value="18.75925" calcext:value-type="float">
            <text:p>18.8</text:p>
          </table:table-cell>
          <table:table-cell table:formula="of:=[.B17]-[.D17]" office:value-type="float" office:value="0.240750000000006" calcext:value-type="float">
            <text:p>0.24</text:p>
          </table:table-cell>
          <table:table-cell table:formula="of:=[.C17]*55/(2^8)-71" office:value-type="float" office:value="18.58984375" calcext:value-type="float">
            <text:p>18.6</text:p>
          </table:table-cell>
          <table:table-cell table:formula="of:=[.B17]-[.F17]" office:value-type="float" office:value="0.41015625" calcext:value-type="float">
            <text:p>0.4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18]*19" office:value-type="float" office:value="9.5" calcext:value-type="float">
            <text:p>9.5</text:p>
          </table:table-cell>
          <table:table-cell office:value-type="float" office:value="373" calcext:value-type="float">
            <text:p>373</text:p>
          </table:table-cell>
          <table:table-cell table:formula="of:=[.C18]*0.21525-71" office:value-type="float" office:value="9.28825000000001" calcext:value-type="float">
            <text:p>9.3</text:p>
          </table:table-cell>
          <table:table-cell table:formula="of:=[.B18]-[.D18]" office:value-type="float" office:value="0.211749999999995" calcext:value-type="float">
            <text:p>0.21</text:p>
          </table:table-cell>
          <table:table-cell table:formula="of:=[.C18]*55/(2^8)-71" office:value-type="float" office:value="9.13671875" calcext:value-type="float">
            <text:p>9.1</text:p>
          </table:table-cell>
          <table:table-cell table:formula="of:=[.B18]-[.F18]" office:value-type="float" office:value="0.36328125" calcext:value-type="float">
            <text:p>0.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]*19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table:formula="of:=[.C19]*0.21525-71" office:value-type="float" office:value="0.0324999999999989" calcext:value-type="float">
            <text:p>0.0</text:p>
          </table:table-cell>
          <table:table-cell table:formula="of:=[.B19]-[.D19]" office:value-type="float" office:value="-0.0324999999999989" calcext:value-type="float">
            <text:p>-0.03</text:p>
          </table:table-cell>
          <table:table-cell table:formula="of:=[.C19]*55/(2^8)-71" office:value-type="float" office:value="-0.1015625" calcext:value-type="float">
            <text:p>-0.1</text:p>
          </table:table-cell>
          <table:table-cell table:formula="of:=[.B19]-[.F19]" office:value-type="float" office:value="0.1015625" calcext:value-type="float">
            <text:p>0.1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[.A20]*19" office:value-type="float" office:value="-9.5" calcext:value-type="float">
            <text:p>-9.5</text:p>
          </table:table-cell>
          <table:table-cell office:value-type="float" office:value="286" calcext:value-type="float">
            <text:p>286</text:p>
          </table:table-cell>
          <table:table-cell table:formula="of:=[.C20]*0.21525-71" office:value-type="float" office:value="-9.4385" calcext:value-type="float">
            <text:p>-9.4</text:p>
          </table:table-cell>
          <table:table-cell table:formula="of:=[.B20]-[.D20]" office:value-type="float" office:value="-0.0615000000000023" calcext:value-type="float">
            <text:p>-0.06</text:p>
          </table:table-cell>
          <table:table-cell table:formula="of:=[.C20]*55/(2^8)-71" office:value-type="float" office:value="-9.5546875" calcext:value-type="float">
            <text:p>-9.6</text:p>
          </table:table-cell>
          <table:table-cell table:formula="of:=[.B20]-[.F20]" office:value-type="float" office:value="0.0546875" calcext:value-type="float">
            <text:p>0.0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21]*19" office:value-type="float" office:value="-19" calcext:value-type="float">
            <text:p>-19</text:p>
          </table:table-cell>
          <table:table-cell office:value-type="float" office:value="241" calcext:value-type="float">
            <text:p>241</text:p>
          </table:table-cell>
          <table:table-cell table:formula="of:=[.C21]*0.21525-71" office:value-type="float" office:value="-19.12475" calcext:value-type="float">
            <text:p>-19.1</text:p>
          </table:table-cell>
          <table:table-cell table:formula="of:=[.B21]-[.D21]" office:value-type="float" office:value="0.124749999999999" calcext:value-type="float">
            <text:p>0.12</text:p>
          </table:table-cell>
          <table:table-cell table:formula="of:=[.C21]*55/(2^8)-71" office:value-type="float" office:value="-19.22265625" calcext:value-type="float">
            <text:p>-19.2</text:p>
          </table:table-cell>
          <table:table-cell table:formula="of:=[.B21]-[.F21]" office:value-type="float" office:value="0.22265625" calcext:value-type="float">
            <text:p>0.22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table:formula="of:=[.A22]*19" office:value-type="float" office:value="-28.5" calcext:value-type="float">
            <text:p>-28.5</text:p>
          </table:table-cell>
          <table:table-cell office:value-type="float" office:value="197" calcext:value-type="float">
            <text:p>197</text:p>
          </table:table-cell>
          <table:table-cell table:formula="of:=[.C22]*0.21525-71" office:value-type="float" office:value="-28.59575" calcext:value-type="float">
            <text:p>-28.6</text:p>
          </table:table-cell>
          <table:table-cell table:formula="of:=[.B22]-[.D22]" office:value-type="float" office:value="0.0957500000000024" calcext:value-type="float">
            <text:p>0.10</text:p>
          </table:table-cell>
          <table:table-cell table:formula="of:=[.C22]*55/(2^8)-71" office:value-type="float" office:value="-28.67578125" calcext:value-type="float">
            <text:p>-28.7</text:p>
          </table:table-cell>
          <table:table-cell table:formula="of:=[.B22]-[.F22]" office:value-type="float" office:value="0.17578125" calcext:value-type="float">
            <text:p>0.1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A23]*19" office:value-type="float" office:value="-38" calcext:value-type="float">
            <text:p>-38</text:p>
          </table:table-cell>
          <table:table-cell office:value-type="float" office:value="153" calcext:value-type="float">
            <text:p>153</text:p>
          </table:table-cell>
          <table:table-cell table:formula="of:=[.C23]*0.21525-71" office:value-type="float" office:value="-38.06675" calcext:value-type="float">
            <text:p>-38.1</text:p>
          </table:table-cell>
          <table:table-cell table:formula="of:=[.B23]-[.D23]" office:value-type="float" office:value="0.066749999999999" calcext:value-type="float">
            <text:p>0.07</text:p>
          </table:table-cell>
          <table:table-cell table:formula="of:=[.C23]*55/(2^8)-71" office:value-type="float" office:value="-38.12890625" calcext:value-type="float">
            <text:p>-38.1</text:p>
          </table:table-cell>
          <table:table-cell table:formula="of:=[.B23]-[.F23]" office:value-type="float" office:value="0.12890625" calcext:value-type="float">
            <text:p>0.13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table:formula="of:=[.A24]*19" office:value-type="float" office:value="-47.5" calcext:value-type="float">
            <text:p>-47.5</text:p>
          </table:table-cell>
          <table:table-cell office:value-type="float" office:value="109" calcext:value-type="float">
            <text:p>109</text:p>
          </table:table-cell>
          <table:table-cell table:formula="of:=[.C24]*0.21525-71" office:value-type="float" office:value="-47.53775" calcext:value-type="float">
            <text:p>-47.5</text:p>
          </table:table-cell>
          <table:table-cell table:formula="of:=[.B24]-[.D24]" office:value-type="float" office:value="0.0377500000000026" calcext:value-type="float">
            <text:p>0.04</text:p>
          </table:table-cell>
          <table:table-cell table:formula="of:=[.C24]*55/(2^8)-71" office:value-type="float" office:value="-47.58203125" calcext:value-type="float">
            <text:p>-47.6</text:p>
          </table:table-cell>
          <table:table-cell table:formula="of:=[.B24]-[.F24]" office:value-type="float" office:value="0.08203125" calcext:value-type="float">
            <text:p>0.0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A25]*19" office:value-type="float" office:value="-57" calcext:value-type="float">
            <text:p>-57</text:p>
          </table:table-cell>
          <table:table-cell office:value-type="float" office:value="65" calcext:value-type="float">
            <text:p>65</text:p>
          </table:table-cell>
          <table:table-cell table:formula="of:=[.C25]*0.21525-71" office:value-type="float" office:value="-57.00875" calcext:value-type="float">
            <text:p>-57.0</text:p>
          </table:table-cell>
          <table:table-cell table:formula="of:=[.B25]-[.D25]" office:value-type="float" office:value="0.00874999999999915" calcext:value-type="float">
            <text:p>0.01</text:p>
          </table:table-cell>
          <table:table-cell table:formula="of:=[.C25]*55/(2^8)-71" office:value-type="float" office:value="-57.03515625" calcext:value-type="float">
            <text:p>-57.0</text:p>
          </table:table-cell>
          <table:table-cell table:formula="of:=[.B25]-[.F25]" office:value-type="float" office:value="0.03515625" calcext:value-type="float">
            <text:p>0.04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table:formula="of:=[.A26]*19" office:value-type="float" office:value="-66.5" calcext:value-type="float">
            <text:p>-66.5</text:p>
          </table:table-cell>
          <table:table-cell office:value-type="float" office:value="21" calcext:value-type="float">
            <text:p>21</text:p>
          </table:table-cell>
          <table:table-cell table:formula="of:=[.C26]*0.21525-71" office:value-type="float" office:value="-66.47975" calcext:value-type="float">
            <text:p>-66.5</text:p>
          </table:table-cell>
          <table:table-cell table:formula="of:=[.B26]-[.D26]" office:value-type="float" office:value="-0.0202500000000043" calcext:value-type="float">
            <text:p>-0.02</text:p>
          </table:table-cell>
          <table:table-cell table:formula="of:=[.C26]*55/(2^8)-71" office:value-type="float" office:value="-66.48828125" calcext:value-type="float">
            <text:p>-66.5</text:p>
          </table:table-cell>
          <table:table-cell table:formula="of:=[.B26]-[.F26]" office:value-type="float" office:value="-0.01171875" calcext:value-type="float">
            <text:p>-0.01</text:p>
          </table:table-cell>
        </table:table-row>
        <table:table-row table:style-name="ro1">
          <table:table-cell office:value-type="float" office:value="-3.75" calcext:value-type="float">
            <text:p>-3.75</text:p>
          </table:table-cell>
          <table:table-cell table:formula="of:=[.A27]*19" office:value-type="float" office:value="-71.25" calcext:value-type="float">
            <text:p>-71.25</text:p>
          </table:table-cell>
          <table:table-cell office:value-type="float" office:value="1" calcext:value-type="float">
            <text:p>1</text:p>
          </table:table-cell>
          <table:table-cell table:formula="of:=[.C27]*0.21525-71" office:value-type="float" office:value="-70.78475" calcext:value-type="float">
            <text:p>-70.8</text:p>
          </table:table-cell>
          <table:table-cell table:formula="of:=[.B27]-[.D27]" office:value-type="float" office:value="-0.465249999999998" calcext:value-type="float">
            <text:p>-0.47</text:p>
          </table:table-cell>
          <table:table-cell table:formula="of:=[.C27]*55/(2^8)-71" office:value-type="float" office:value="-70.78515625" calcext:value-type="float">
            <text:p>-70.8</text:p>
          </table:table-cell>
          <table:table-cell table:formula="of:=[.B27]-[.F27]" office:value-type="float" office:value="-0.46484375" calcext:value-type="float">
            <text:p>-0.4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DC can (nonlinearly) digitize current values up to 147 A assist and 71 A regen</text:p>
          </table:table-cell>
          <table:table-cell table:number-columns-repeated="6"/>
        </table:table-row>
        <table:table-row table:style-name="ro1" table:number-rows-repeated="104854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19:39:20.351399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05T01:24:57.826509820</meta:creation-date>
    <dc:date>2021-11-11T19:45:01.842584838</dc:date>
    <meta:editing-duration>PT2H46M50S</meta:editing-duration>
    <meta:editing-cycles>6</meta:editing-cycles>
    <meta:generator>LibreOffice/7.1.7.2$MacOSX_X86_64 LibreOffice_project/c6a4e3954236145e2acb0b65f68614365aeee33f</meta:generator>
    <meta:document-statistic meta:table-count="1" meta:cell-count="17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232cm" svg:height="17.005cm" xlink:href=".." xlink:type="simple" chart:class="chart:scatter" chart:style-name="ch1">
        <chart:plot-area chart:style-name="ch2" table:cell-range-address="Sheet1.C3:Sheet1.C27 Sheet1.B4:Sheet1.B27" chart:data-source-has-labels="row" svg:x="1.622cm" svg:y="0.34cm" svg:width="28.006cm" svg:height="15.337cm">
          <chart:coordinate-region svg:x="2.602cm" svg:y="0.543cm" svg:width="26.622cm" svg:height="14.933cm"/>
          <chart:axis chart:dimension="x" chart:name="primary-x" chart:style-name="ch3">
            <chart:title svg:x="14.398cm" svg:y="16.018cm" chart:style-name="ch4">
              <text:p>10b ADC Result</text:p>
            </chart:title>
          </chart:axis>
          <chart:axis chart:dimension="y" chart:name="primary-y" chart:style-name="ch5">
            <chart:title svg:x="0.451cm" svg:y="9.436cm" chart:style-name="ch6">
              <text:p>Battery Current (A)</text:p>
            </chart:title>
            <chart:grid chart:style-name="ch7" chart:class="major"/>
          </chart:axis>
          <chart:series chart:style-name="ch8" chart:values-cell-range-address="Sheet1.B4:Sheet1.B27" chart:label-cell-address="Sheet1.C3:Sheet1.C3" chart:class="chart:scatter">
            <chart:domain table:cell-range-address="Sheet1.C4:Sheet1.C27"/>
            <chart:regression-curve chart:style-name="ch9">
              <chart:equation chart:display-equation="true" chart:display-r-square="true" svg:x="3.535cm" svg:y="3.762cm"/>
            </chart:regression-curve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rduino ADC
Result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1">
                <text:p>991</text:p>
                <draw:g>
                  <svg:desc>Sheet1.C4:Sheet1.C27</svg:desc>
                </draw:g>
              </table:table-cell>
              <table:table-cell office:value-type="float" office:value="142.5">
                <text:p>142.5</text:p>
                <draw:g>
                  <svg:desc>Sheet1.B4:Sheet1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8">
                <text:p>94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4">
                <text:p>904</text:p>
              </table:table-cell>
              <table:table-cell office:value-type="float" office:value="123.5">
                <text:p>12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0">
                <text:p>8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6">
                <text:p>816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1">
                <text:p>7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8">
                <text:p>728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3">
                <text:p>68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9">
                <text:p>639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5">
                <text:p>59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6">
                <text:p>50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2">
                <text:p>462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7">
                <text:p>4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3">
                <text:p>37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6">
                <text:p>286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1">
                <text:p>24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7">
                <text:p>197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3">
                <text:p>153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9">
                <text:p>109</text:p>
              </table:table-cell>
              <table:table-cell office:value-type="float" office:value="-47.5">
                <text:p>-47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-66.5">
                <text:p>-66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-71.25">
                <text:p>-71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7.2$MacOSX_X86_64 LibreOffice_project/c6a4e3954236145e2acb0b65f68614365aeee33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